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ru" fo:country="RU" style:font-size-asian="12pt" style:font-size-complex="12pt"/>
    </style:style>
    <style:style style:name="P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fo:font-size="12pt" fo:letter-spacing="normal" fo:language="ru" fo:country="RU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font-size="12pt" fo:letter-spacing="normal" fo:language="ru" fo:country="RU" style:font-size-asian="12pt" style:font-size-complex="1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font-variant="normal" fo:text-transform="none" fo:color="#000000" fo:font-size="12pt" fo:letter-spacing="normal" fo:language="ru" fo:country="RU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</style:style>
    <style:style style:name="T1" style:family="text">
      <style:text-properties style:font-name="Times New Roman" fo:font-style="normal" fo:font-weight="normal"/>
    </style:style>
    <style:style style:name="T2" style:family="text">
      <style:text-properties fo:color="#000000" style:font-name="Times New Roman" fo:font-size="12pt" fo:letter-spacing="normal" fo:language="ru" fo:country="RU" fo:font-style="italic" fo:font-weight="normal" style:font-size-asian="12pt" style:font-size-complex="12pt"/>
    </style:style>
    <style:style style:name="T3" style:family="text">
      <style:text-properties fo:color="#000000" style:font-name="Times New Roman" fo:font-size="12pt" fo:letter-spacing="normal" fo:language="ru" fo:country="RU" fo:font-style="italic" fo:font-weight="normal" officeooo:rsid="001a3eca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variant="normal" fo:text-transform="none" fo:color="#000000" style:font-name="Times New Roman" fo:font-size="12pt" fo:letter-spacing="normal" fo:language="ru" fo:country="RU" fo:font-style="italic" fo:font-weight="normal" style:font-size-asian="12pt" style:font-style-asian="italic" style:font-size-complex="12pt" style:font-style-complex="italic"/>
    </style:style>
    <style:style style:name="T6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style:font-name="Times New Roman" fo:font-size="12pt" fo:letter-spacing="normal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font-name="Times New Roman" fo:font-size="12pt" fo:letter-spacing="normal" fo:language="ru" fo:country="RU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language="ru" fo:country="RU" fo:font-style="normal" style:font-size-asian="12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language="ru" fo:country="RU" fo:font-weight="normal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3">Действие 5, я</text:span></text:span><text:span text:style-name="Strong_20_Emphasis"><text:span text:style-name="T2">вление V</text:span></text:span></text:p>
      <text:p text:style-name="P3"><text:span text:style-name="Emphasis"><text:span text:style-name="Strong_20_Emphasis"><text:span text:style-name="T4">Миллон</text:span></text:span></text:span><text:span text:style-name="Emphasis"><text:span text:style-name="T4">, </text:span></text:span><text:span text:style-name="Emphasis"><text:span text:style-name="Strong_20_Emphasis"><text:span text:style-name="T4">Армилла</text:span></text:span></text:span><text:span text:style-name="Emphasis"><text:span text:style-name="T4">.</text:span></text:span></text:p>
      <text:p text:style-name="P3"><text:span text:style-name="Strong_20_Emphasis"><text:span text:style-name="T6">Миллон</text:span></text:span></text:p>
      <text:p text:style-name="P4">Беги, беги, Армилла! Ты живешь</text:p>
      <text:p text:style-name="P5">Среди мучений ада.</text:p>
      <text:p text:style-name="P3"><text:span text:style-name="Strong_20_Emphasis"><text:span text:style-name="T6">Армилла</text:span></text:span></text:p>
      <text:p text:style-name="P6">                 <text:span text:style-name="T1">Милый муж,</text:span></text:p>
      <text:p text:style-name="P4">С тобой я не расстанусь. Я пришла</text:p>
      <text:p text:style-name="P4">Подать тебе совет. Хоть он и женский,</text:p>
      <text:p text:style-name="P5">Не отвергай его.</text:p>
      <text:p text:style-name="P3"><text:span text:style-name="Strong_20_Emphasis"><text:span text:style-name="T6">Миллон</text:span></text:span></text:p>
      <text:p text:style-name="P7">              <text:span text:style-name="T1">Какой совет?</text:span></text:p>
      <text:p text:style-name="P3"><text:span text:style-name="Strong_20_Emphasis"><text:span text:style-name="T6">Армилла</text:span></text:span></text:p>
      <text:p text:style-name="P4">Отправимся с тобой на корабле</text:p>
      <text:p text:style-name="P4">Искать судьбу, отправимся в Дамаск.</text:p>
      <text:p text:style-name="P4">Склонив колени, будем у Норандо</text:p>
      <text:p text:style-name="P4">Просить прощенья, состраданья. Слезы</text:p>
      <text:p text:style-name="P4">Его Армиллы будут так горючи,</text:p>
      <text:p text:style-name="P4">Что сердцем он смягчится. Он вернет</text:p>
      <text:p text:style-name="P4">Несчастному Дженнаро прежний облик.</text:p>
      <text:p text:style-name="P4">Он нас простит, благословит наш брак.</text:p>
      <text:p text:style-name="P5">Мы в мире заживем.</text:p>
      <text:p text:style-name="P3"><text:span text:style-name="Strong_20_Emphasis"><text:span text:style-name="T6">Миллон</text:span></text:span></text:p>
      <text:p text:style-name="P6">                  <text:span text:style-name="T1">Не говори мне</text:span></text:p>
      <text:p text:style-name="P4">О мире, драгоценная жена…</text:p>
      <text:p text:style-name="P4">Нет больше мира. Мне теперь остались</text:p>
      <text:p text:style-name="P4">Отчаянье, и ярость, и рыданья,</text:p>
      <text:p text:style-name="P4">И смерть. Узнай, что миг тому назад</text:p>
      <text:p text:style-name="P4">Здесь был Норандо. Я к нему взывал,</text:p>
      <text:p text:style-name="P4">Но он меня не слушал. Беспощадный</text:p>
      <text:p text:style-name="P4">И к брату, и ко мне, к тебе самой…</text:p>
      <text:p text:style-name="P5">О, что он говорил!</text:p>
      <text:p text:style-name="P3"><text:span text:style-name="Strong_20_Emphasis"><text:span text:style-name="T6">Армилла</text:span></text:span></text:p>
      <text:p text:style-name="P6">                <text:span text:style-name="T1">Здесь был Норандо?</text:span></text:p>
      <text:p text:style-name="P4">Ах, если бы я знала… Но скажи:</text:p>
      <text:p text:style-name="P4">Ты не просил, чтоб он открыл нам средство</text:p>
      <text:p text:style-name="P5">Спасти Дженнаро?</text:p>
      <text:p text:style-name="P3"><text:span text:style-name="Strong_20_Emphasis"><text:span text:style-name="T6">Миллон</text:span></text:span></text:p>
      <text:p text:style-name="P3"><text:span text:style-name="Emphasis"><text:span text:style-name="T5">(со вздохом)</text:span></text:span></text:p>
      <text:p text:style-name="P6">                <text:span text:style-name="T1">Я просил, Армилла.</text:span></text:p>
      <text:p text:style-name="P5">Не спрашивай об этом средстве.</text:p>
      <text:p text:style-name="P3"><text:span text:style-name="Strong_20_Emphasis"><text:span text:style-name="T6">Армилла</text:span></text:span></text:p>
      <text:p text:style-name="P6">                            <text:span text:style-name="T1">Нет,</text:span></text:p>
      <text:p text:style-name="P5">Я знать хочу. Что мой отец ответил?</text:p>
      <text:p text:style-name="P3"><text:span text:style-name="Strong_20_Emphasis"><text:span text:style-name="T6">Миллон</text:span></text:span></text:p>
      <text:p text:style-name="P5">Не спрашивай.</text:p>
      <text:p text:style-name="P3"><text:span text:style-name="Strong_20_Emphasis"><text:span text:style-name="T8">Армилла</text:span></text:span></text:p>
      <text:p text:style-name="P3"><text:span text:style-name="Emphasis"><text:span text:style-name="T5">(беря его за руку)</text:span></text:span></text:p>
      <text:p text:style-name="P7"><text:soft-page-break/>            <text:span text:style-name="T1">Ты должен мне сказать.</text:span></text:p>
      <text:p text:style-name="P3"><text:span text:style-name="Strong_20_Emphasis"><text:span text:style-name="T7">Миллон</text:span></text:span></text:p>
      <text:p text:style-name="P4">Жена, к чему меня ты принуждаешь!</text:p>
      <text:p text:style-name="P4">Зачем ты хочешь это знать! О, брат мой,</text:p>
      <text:p text:style-name="P5">О милый брат, погибший навсегда!</text:p>
      <text:p text:style-name="P3"><text:span text:style-name="Emphasis"><text:span text:style-name="T5">(Плачет.)</text:span></text:span></text:p>
      <text:p text:style-name="P5">Жена, не заставляй…</text:p>
      <text:p text:style-name="P3"><text:span text:style-name="Strong_20_Emphasis"><text:span text:style-name="T6">Армилла</text:span></text:span></text:p>
      <text:p text:style-name="P6">                  <text:span text:style-name="T1">О, говори!</text:span></text:p>
      <text:p text:style-name="P5">Я знать хочу.</text:p>
      <text:p text:style-name="P3"><text:span text:style-name="Strong_20_Emphasis"><text:span text:style-name="T6">Миллон</text:span></text:span></text:p>
      <text:p text:style-name="P6">           <text:span text:style-name="T1">Но это бесполезно.</text:span></text:p>
      <text:p text:style-name="P5">Такое средство применить нельзя.</text:p>
      <text:p text:style-name="P3"><text:span text:style-name="Strong_20_Emphasis"><text:span text:style-name="T6">Армилла</text:span></text:span></text:p>
      <text:p text:style-name="P5">Нет, нет, скажи. Я этого хочу.</text:p>
      <text:p text:style-name="P3"><text:span text:style-name="Strong_20_Emphasis"><text:span text:style-name="T6">Миллон</text:span></text:span></text:p>
      <text:p text:style-name="P3"><text:span text:style-name="Emphasis"><text:span text:style-name="T5">(высвобождая руку)</text:span></text:span></text:p>
      <text:p text:style-name="P4">Так ужаснись, Армилла. Твой Норандо</text:p>
      <text:p text:style-name="P4">Ответил на мольбы: «Вот это средство.</text:p>
      <text:p text:style-name="P4">Должна Армилла этим вот кинжалом</text:p>
      <text:p text:style-name="P10"><text:span text:style-name="Emphasis"><text:span text:style-name="T8">(указывает на воткнутый у ног статуи кинжал)</text:span></text:span></text:p>
      <text:p text:style-name="P4">Заколотою быть над изваяньем.</text:p>
      <text:p text:style-name="P4">Лишь кровь Армиллы, орошая мрамор,</text:p>
      <text:p text:style-name="P4">Дженнаро может воскресить. И если</text:p>
      <text:p text:style-name="P4">Ты это средство применить решишься,</text:p>
      <text:p text:style-name="P4">То примени. Другого средства нет.</text:p>
      <text:p text:style-name="P4">Страдай! И я страдаю, как и ты».</text:p>
      <text:p text:style-name="P4">Суди сама, возможно ль это средство,</text:p>
      <text:p text:style-name="P4">И что мне, в яростном моем бессильи,</text:p>
      <text:p text:style-name="P4">Осталось, как не растерзать себя</text:p>
      <text:p text:style-name="P4">И грудь себе пронзить!</text:p>
      <text:p text:style-name="P6">                    <text:span text:style-name="T1">Одна лишь смерть</text:span></text:p>
      <text:p text:style-name="P5">Меня избавит от мучений!</text:p>
      <text:p text:style-name="P3"><text:span text:style-name="Emphasis"><text:span text:style-name="T5">(Уходит в ярости.)</text:span></text:span></text:p>
      <text:p text:style-name="P3"><text:span text:style-name="Strong_20_Emphasis"><text:span text:style-name="T6">Армилла</text:span></text:span></text:p>
      <text:p text:style-name="P3"><text:span text:style-name="Emphasis"><text:span text:style-name="T5">(стоит пораженная)</text:span></text:span></text:p>
      <text:p text:style-name="P6">                       <text:span text:style-name="T1">Где я?</text:span></text:p>
      <text:p text:style-name="P4">Что слышу я? Какой мороз до мозга</text:p>
      <text:p text:style-name="P4">Костей меня сковал, какой холодный</text:p>
      <text:p text:style-name="P4">Пот выступил на лбу! О, где на свете</text:p>
      <text:p text:style-name="P4">Есть женщина несчастнее меня,</text:p>
      <text:p text:style-name="P4">Рожденной лишь затем, чтоб жить в темнице</text:p>
      <text:p text:style-name="P4">Или чтоб вызвать столько злополучий…</text:p>
      <text:p text:style-name="P4">Мой мстительный отец. О злой отец!</text:p>
      <text:p text:style-name="P5">Моей ты хочешь смерти? Вот она!</text:p>
      <text:p text:style-name="P3"><text:span text:style-name="Emphasis"><text:span text:style-name="T5">(В отчаянии бросается к кинжалу, берет его и становится рядом со статуей.)</text:span></text:span></text:p>
      <text:p text:style-name="P4">Дженнаро, чистый сердцем, справедливо,</text:p>
      <text:p text:style-name="P4">Чтоб кровь моя тебя омыла, вырвав</text:p>
      <text:p text:style-name="P4">Из этой страшной мраморной тюрьмы.</text:p>
      <text:p text:style-name="P4"><text:soft-page-break/>Да и нельзя, чтоб меньшею ценой</text:p>
      <text:p text:style-name="P4">Был брату возвращен столь редкий в мире,</text:p>
      <text:p text:style-name="P5">Столь славный брат.</text:p>
      <text:p text:style-name="P3"><text:span text:style-name="Emphasis"><text:span text:style-name="T5">(С силой.)</text:span></text:span></text:p>
      <text:p text:style-name="P6">                  <text:span text:style-name="T1">Тебе я посвящаю</text:span></text:p>
      <text:p text:style-name="P5">Себя и кровь мою.</text:p>
      <text:p text:style-name="P3"><text:span text:style-name="Emphasis"><text:span text:style-name="T5">(Обнимает статую и закалывает себя.)</text:span></text:span></text:p>
      <text:p text:style-name="P10"><text:span text:style-name="Emphasis"><text:span text:style-name="T5">Кровь брызжет на статую, которая теряет свою белизну и снова становится человеком. </text:span></text:span><text:span text:style-name="Emphasis"><text:span text:style-name="Strong_20_Emphasis"><text:span text:style-name="T5">Дженнаро </text:span></text:span></text:span><text:span text:style-name="Emphasis"><text:span text:style-name="T5">соскакивает с пьедестала. В тот миг, когда Армилла себя закалывает, входит </text:span></text:span><text:span text:style-name="Emphasis"><text:span text:style-name="Strong_20_Emphasis"><text:span text:style-name="T5">Смеральдина</text:span></text:span></text:span><text:span text:style-name="Emphasis"><text:span text:style-name="T5"> и громко вскрикивает.</text:span>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2:17:11.520416846</meta:creation-date>
    <meta:editing-duration>PT4M58S</meta:editing-duration>
    <meta:editing-cycles>2</meta:editing-cycles>
    <meta:generator>LibreOffice/6.4.6.2$Linux_X86_64 LibreOffice_project/40$Build-2</meta:generator>
    <dc:date>2020-11-03T12:21:57.638779156</dc:date>
    <meta:document-statistic meta:table-count="0" meta:image-count="0" meta:object-count="0" meta:page-count="3" meta:paragraph-count="105" meta:word-count="460" meta:character-count="2935" meta:non-whitespace-character-count="2369"/>
  </office:meta>
</office:document-meta>
</file>